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6043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Heavy chain position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H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3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H33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string">
            <text:p>H34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string">
            <text:p>H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35A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string">
            <text:p>H35B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H37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H39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H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4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H42</text:p>
          </table:table-cell>
          <table:table-cell office:value-type="float" office:value="1818">
            <text:p>1818</text:p>
          </table:table-cell>
        </table:table-row>
        <table:table-row table:style-name="ro1">
          <table:table-cell office:value-type="string">
            <text:p>H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H4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H4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H4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H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H49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H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5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H52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59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H60</text:p>
          </table:table-cell>
          <table:table-cell office:value-type="float" office:value="1867">
            <text:p>1867</text:p>
          </table:table-cell>
        </table:table-row>
        <table:table-row table:style-name="ro1">
          <table:table-cell office:value-type="string">
            <text:p>H6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H6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H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H6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H8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H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H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9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H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100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100C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100D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H100E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string">
            <text:p>H100F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100G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string">
            <text:p>H100I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100J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100K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H100L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H100M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H100N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H101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H1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10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10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H10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H10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H108</text:p>
          </table:table-cell>
          <table:table-cell office:value-type="float" office:value="13">
            <text:p>13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>
            <draw:frame table:end-cell-address="Sheet2.P52" table:end-x="0.2823in" table:end-y="0.0736in" draw:z-index="0" svg:width="13.5945in" svg:height="8.5701in" svg:x="0.0224in" svg:y="0.0417in">
              <draw:object draw:notify-on-update-of-ranges="Sheet1.A1:Sheet1.B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8">06/08/2006</text:date>, <text:time>15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bhinandan Raghavan</meta:initial-creator>
    <meta:creation-date>2006-06-08T15:52:26</meta:creation-date>
    <dc:creator>Abhinandan Raghavan</dc:creator>
    <dc:date>2006-06-08T15:55:12</dc:date>
    <dc:language>en-US</dc:language>
    <meta:editing-cycles>2</meta:editing-cycles>
    <meta:editing-duration>PT2M46S</meta:editing-duration>
    <meta:user-defined meta:name="Info 1"/>
    <meta:user-defined meta:name="Info 2"/>
    <meta:user-defined meta:name="Info 3"/>
    <meta:user-defined meta:name="Info 4"/>
    <meta:document-statistic meta:table-count="3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40.4000015258789pt" style:font-family-asian="Gothic" style:font-pitch-asian="variable" style:font-size-asian="40.4000015258789pt" style:font-family-complex="Lucidasans" style:font-pitch-complex="variable" style:font-size-complex="40.4000015258789pt"/>
    </style:style>
    <style:style style:name="ch3" style:family="chart">
      <style:graphic-properties draw:fill="none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21.7000007629395pt" style:font-family-asian="Gothic" style:font-pitch-asian="variable" style:font-size-asian="21.7000007629395pt" style:font-family-complex="Lucidasans" style:font-pitch-complex="variable" style:font-size-complex="21.700000762939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21.7000007629395pt" style:font-family-asian="Gothic" style:font-pitch-asian="variable" style:font-size-asian="21.7000007629395pt" style:font-family-complex="Lucidasans" style:font-pitch-complex="variable" style:font-size-complex="21.7000007629395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2" style:family="chart">
      <style:graphic-properties draw:fill-color="#ff8080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3" style:family="chart">
      <style:graphic-properties draw:fill-color="#0066cc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4" style:family="chart">
      <style:graphic-properties draw:fill-color="#ccccff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5" style:family="chart">
      <style:graphic-properties draw:fill-color="#000080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6" style:family="chart">
      <style:graphic-properties draw:fill-color="#ff00ff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7" style:family="chart">
      <style:graphic-properties draw:fill-color="#00ffff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8" style:family="chart">
      <style:graphic-properties draw:fill-color="#ffff00"/>
      <style:text-properties fo:font-family="'Bitstream Vera Sans'" style:font-family-generic="swiss" style:font-pitch="variable" fo:font-size="18.7000007629395pt" style:font-family-asian="Gothic" style:font-pitch-asian="variable" style:font-size-asian="18.7000007629395pt" style:font-family-complex="Lucidasans" style:font-pitch-complex="variable" style:font-size-complex="18.7000007629395pt"/>
    </style:style>
    <style:style style:name="ch19" style:family="chart">
      <style:graphic-properties draw:stroke="none" draw:fill="none"/>
    </style:style>
    <style:style style:name="ch20" style:family="chart">
      <style:graphic-properties draw:stroke="none" draw:fill-color="#999999"/>
    </style:style>
  </office:automatic-styles>
  <office:body>
    <office:chart>
      <chart:chart svg:width="34.531cm" svg:height="21.769cm" chart:class="chart:bar" chart:style-name="ch1">
        <chart:title svg:x="6.395cm" svg:y="0.134cm" chart:style-name="ch2">
          <text:p>Heavy chain plot</text:p>
        </chart:title>
        <chart:legend chart:legend-position="end" svg:x="20.435cm" svg:y="1.455cm" chart:style-name="ch3"/>
        <chart:plot-area chart:style-name="ch4" table:cell-range-address="Sheet1.$A$1:.$B$59" chart:data-source-has-labels="both" chart:table-number-list="0" svg:x="0.69cm" svg:y="2.953cm" svg:width="19.502cm" svg:height="18.382cm">
          <chart:axis chart:dimension="x" chart:name="primary-x" chart:style-name="ch5">
            <chart:categories table:cell-range-address="local-table.A2:.A2"/>
          </chart:axis>
          <chart:axis chart:dimension="y" chart:name="primary-y" chart:style-name="ch6">
            <chart:grid chart:class="major"/>
          </chart:axi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vy chain position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3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H3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H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35A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H35B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H3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H39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H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4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H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H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H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4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H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H52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H6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H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H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H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H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H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H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100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100C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100D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H100E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H100F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100G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H100I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100J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100K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H100L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H100M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100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H101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H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1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H1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H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10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